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F0000002842902915.png"/>
  <manifest:file-entry manifest:media-type="image/png" manifest:full-path="Pictures/100002010000002B000000234D66772C.png"/>
  <manifest:file-entry manifest:media-type="image/png" manifest:full-path="Pictures/1000000000000280000001E008087D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vertical-align="middle"/>
    </style:style>
    <style:style style:name="gr3" style:family="graphic" style:parent-style-name="Объект_20_без_20_заливки_20_и_20_контура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6.934cm" svg:height="12.7cm" svg:x="2.378cm" svg:y="8.668cm">
          <draw:image xlink:href="Pictures/1000000000000280000001E008087D4D.png" xlink:type="simple" xlink:show="embed" xlink:actuate="onLoad">
            <text:p/>
          </draw:image>
        </draw:frame>
        <draw:rect draw:style-name="gr2" draw:text-style-name="P1" draw:layer="layout" svg:width="0.9cm" svg:height="1.2cm" svg:x="2.6cm" svg:y="14.5cm">
          <text:p/>
        </draw:rect>
        <draw:rect draw:style-name="gr2" draw:text-style-name="P1" draw:layer="layout" svg:width="1.1cm" svg:height="1.2cm" svg:x="10.6cm" svg:y="20.6cm">
          <text:p/>
        </draw:rect>
        <draw:rect draw:style-name="gr2" draw:text-style-name="P1" draw:layer="layout" svg:width="1.1cm" svg:height="1.2cm" svg:x="14.7cm" svg:y="17cm">
          <text:p/>
        </draw:rect>
        <draw:rect draw:style-name="gr2" draw:text-style-name="P1" draw:layer="layout" svg:width="0.9cm" svg:height="0.5cm" svg:x="13.4cm" svg:y="15.2cm">
          <text:p/>
        </draw:rect>
        <draw:rect draw:style-name="gr2" draw:text-style-name="P1" draw:layer="layout" svg:width="0.9cm" svg:height="0.5cm" svg:x="10.8cm" svg:y="13.5cm">
          <text:p/>
        </draw:rect>
        <draw:rect draw:style-name="gr2" draw:text-style-name="P1" draw:layer="layout" svg:width="0.9cm" svg:height="0.5cm" svg:x="11cm" svg:y="11.1cm">
          <text:p/>
        </draw:rect>
        <draw:rect draw:style-name="gr2" draw:text-style-name="P1" draw:layer="layout" svg:width="0.9cm" svg:height="0.5cm" svg:x="15.7cm" svg:y="10.4cm">
          <text:p/>
        </draw:rect>
        <draw:frame draw:style-name="gr3" draw:text-style-name="P1" draw:layer="layout" svg:width="1cm" svg:height="0.757cm" svg:x="16.6cm" svg:y="19.2cm">
          <draw:image xlink:href="Pictures/100002010000002F0000002842902915.png" xlink:type="simple" xlink:show="embed" xlink:actuate="onLoad">
            <text:p/>
          </draw:image>
        </draw:frame>
        <draw:frame draw:style-name="gr3" draw:text-style-name="P1" draw:layer="layout" svg:width="1cm" svg:height="0.725cm" svg:x="4.5cm" svg:y="10.2cm">
          <draw:image xlink:href="Pictures/100002010000002B000000234D66772C.png" xlink:type="simple" xlink:show="embed" xlink:actuate="onLoad">
            <text:p/>
          </draw:image>
        </draw:frame>
        <draw:frame draw:style-name="gr4" draw:layer="layout" svg:width="1.383cm" svg:height="0.963cm" svg:x="13.7cm" svg:y="15.1cm">
          <draw:text-box>
            <text:p>PD</text:p>
          </draw:text-box>
        </draw:frame>
        <draw:frame draw:style-name="gr5" draw:layer="layout" svg:width="1.315cm" svg:height="1.263cm" svg:x="10cm" svg:y="11cm">
          <draw:text-box>
            <text:p>PF</text:p>
          </draw:text-box>
        </draw:frame>
        <draw:frame draw:style-name="gr6" draw:layer="layout" svg:width="1.383cm" svg:height="0.963cm" svg:x="10.017cm" svg:y="13.3cm">
          <draw:text-box>
            <text:p>NS</text:p>
          </draw:text-box>
        </draw:frame>
        <draw:frame draw:style-name="gr6" draw:layer="layout" svg:width="1.315cm" svg:height="0.963cm" svg:x="8.1cm" svg:y="15.237cm">
          <draw:text-box>
            <text:p>PF</text:p>
          </draw:text-box>
        </draw:frame>
        <draw:frame draw:style-name="gr6" draw:layer="layout" svg:width="1.315cm" svg:height="0.963cm" svg:x="15.385cm" svg:y="10.2cm">
          <draw:text-box>
            <text:p>PF</text:p>
          </draw:text-box>
        </draw:frame>
        <draw:frame draw:style-name="gr4" draw:layer="layout" svg:width="1.383cm" svg:height="0.963cm" svg:x="6.4cm" svg:y="10.2cm">
          <draw:text-box>
            <text:p>PD</text:p>
          </draw:text-box>
        </draw:frame>
        <draw:frame draw:style-name="gr4" draw:layer="layout" svg:width="1.383cm" svg:height="0.963cm" svg:x="15.517cm" svg:y="17.537cm">
          <draw:text-box>
            <text:p>P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Кирилл Зайчиков</meta:initial-creator>
    <meta:creation-date>2024-06-19T02:00:06.90</meta:creation-date>
    <dc:date>2024-06-19T02:05:45.07</dc:date>
    <dc:creator>Кирилл Зайчиков</dc:creator>
    <meta:editing-duration>PT5M39S</meta:editing-duration>
    <meta:editing-cycles>1</meta:editing-cycles>
    <meta:document-statistic meta:object-count="17"/>
    <meta:generator>OpenOffice/4.1.13$Win32 OpenOffice.org_project/4113m1$Build-9810</meta:generator>
  </office:meta>
</office:document-meta>
</file>